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994cm" fo:min-width="3.74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332cm" fo:min-width="0.998cm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6cm" svg:x="1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4cm" svg:y1="12.8cm" svg:x2="20cm" svg:y2="6cm">
          <text:p/>
        </draw:line>
        <draw:line draw:style-name="gr3" draw:text-style-name="P1" draw:layer="layout" svg:x1="20cm" svg:y1="6cm" svg:x2="20cm" svg:y2="14cm">
          <text:p/>
        </draw:line>
        <draw:line draw:style-name="gr3" draw:text-style-name="P1" draw:layer="layout" svg:x1="13.2cm" svg:y1="11cm" svg:x2="15cm" svg:y2="8.8cm">
          <text:p/>
        </draw:line>
        <draw:frame draw:style-name="gr4" draw:text-style-name="P2" draw:layer="layout" svg:width="0.606cm" svg:height="0.855cm" svg:x="20.4cm" svg:y="10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0.551cm" svg:height="0.855cm" svg:x="13.394cm" svg:y="9.14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13cm" svg:y1="14cm" svg:x2="8cm" svg:y2="14cm">
          <text:p/>
        </draw:line>
        <draw:line draw:style-name="gr5" draw:text-style-name="P1" draw:layer="layout" svg:x1="18.4cm" svg:y1="7.6cm" svg:x2="16.8cm" svg:y2="10cm">
          <text:p/>
        </draw:line>
        <draw:custom-shape draw:style-name="gr6" draw:text-style-name="P1" draw:layer="layout" svg:width="1.55cm" svg:height="0.634cm" draw:transform="rotate (0.981398638396412) translate (18.205cm 7.408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cm" svg:y1="6cm" svg:x2="20.8cm" svg:y2="6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09:46:57.733880022</meta:creation-date>
    <dc:date>2017-10-05T09:44:08.219018365</dc:date>
    <meta:editing-duration>P7DT23H47M1S</meta:editing-duration>
    <meta:editing-cycles>2</meta:editing-cycles>
    <meta:generator>LibreOffice/5.4.0.3$Linux_X86_64 LibreOffice_project/40m0$Build-3</meta:generator>
    <meta:document-statistic meta:object-count="33"/>
  </office:meta>
</office:document-meta>
</file>

<file path=Object 1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i>r</mi>
    <annotation encoding="StarMath 5.0">r</annotation>
  </semantics>
</math>
</file>